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Noto Mono" officeooo:rsid="0018b9d7" officeooo:paragraph-rsid="0018b9d7"/>
    </style:style>
    <style:style style:name="P2" style:family="paragraph" style:parent-style-name="Standard" style:list-style-name="L1">
      <style:text-properties style:font-name="Noto Mono" fo:font-weight="normal" officeooo:rsid="0018b9d7" officeooo:paragraph-rsid="0018b9d7" style:font-weight-asian="normal" style:font-weight-complex="normal"/>
    </style:style>
    <style:style style:name="P3" style:family="paragraph" style:parent-style-name="Standard" style:list-style-name="L1">
      <style:text-properties style:font-name="Noto Mono" fo:font-weight="normal" officeooo:rsid="0019c1eb" officeooo:paragraph-rsid="0019c1eb" style:font-weight-asian="normal" style:font-weight-complex="normal"/>
    </style:style>
    <style:style style:name="P4" style:family="paragraph" style:parent-style-name="Standard" style:list-style-name="L1">
      <style:text-properties style:font-name="Noto Mono" fo:font-size="12pt" fo:font-weight="normal" officeooo:rsid="0019c1eb" officeooo:paragraph-rsid="0019c1eb" style:font-size-asian="10.5pt" style:font-weight-asian="normal" style:font-size-complex="12pt" style:font-weight-complex="normal"/>
    </style:style>
    <style:style style:name="P5" style:family="paragraph" style:parent-style-name="Header">
      <style:text-properties fo:font-style="italic" fo:font-weight="bold" officeooo:rsid="0018b9d7" officeooo:paragraph-rsid="0018b9d7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c1eb" style:font-weight-asian="bold" style:font-weight-complex="bold"/>
    </style:style>
    <style:style style:name="T3" style:family="text">
      <style:text-properties officeooo:rsid="0019c1eb"/>
    </style:style>
    <style:style style:name="T4" style:family="text">
      <style:text-properties fo:font-variant="normal" fo:text-transform="none" fo:color="#24292e" style:font-name="Noto Mono" fo:font-size="10.5pt" fo:letter-spacing="normal" fo:font-style="normal" fo:font-weight="bold" officeooo:rsid="0019c1eb" style:font-weight-asian="bold" style:font-weight-complex="bold"/>
    </style:style>
    <style:style style:name="T5" style:family="text">
      <style:text-properties fo:font-variant="normal" fo:text-transform="none" fo:color="#24292e" fo:font-size="10.5pt" fo:letter-spacing="normal" fo:font-style="normal"/>
    </style:style>
    <style:style style:name="T6" style:family="text">
      <style:text-properties fo:font-variant="normal" fo:text-transform="none" fo:color="#24292e" fo:letter-spacing="normal" fo:font-style="normal"/>
    </style:style>
    <style:style style:name="T7" style:family="text">
      <style:text-properties fo:font-variant="normal" fo:text-transform="none" fo:color="#24292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729fcf" fo:letter-spacing="normal" fo:font-style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2686852" text:style-name="L1">
        <text:list-item>
          <text:p text:style-name="P1">The dependency of living things upon each other is collectively known as <text:span text:style-name="T1">interdependence.</text:span></text:p>
        </text:list-item>
        <text:list-item>
          <text:p text:style-name="P2">The natural home of a living organism is known as <text:span text:style-name="T1">habitat.</text:span></text:p>
        </text:list-item>
        <text:list-item>
          <text:p text:style-name="P2">Plants depend upon each other in the following ways exept for <text:span text:style-name="T1">food.</text:span></text:p>
        </text:list-item>
        <text:list-item>
          <text:p text:style-name="P2">Climbers are plants that climb on other plants by the use of <text:span text:style-name="T1">hooks and tendrills</text:span>.</text:p>
        </text:list-item>
        <text:list-item>
          <text:p text:style-name="P2">A tendril is a modified <text:span text:style-name="T1">leaf</text:span>.</text:p>
        </text:list-item>
        <text:list-item>
          <text:p text:style-name="P2">Plants that survive and feed on dead decaying matter are known as <text:span text:style-name="T1">saprophytic plants</text:span></text:p>
        </text:list-item>
        <text:list-item>
          <text:p text:style-name="P2">Which of the following plants is not a climbing plant? <text:span text:style-name="T1">Kale</text:span></text:p>
        </text:list-item>
        <text:list-item>
          <text:p text:style-name="P2">Plants that depend on insect for nutrients are known as <text:span text:style-name="T1">insectivorous plants</text:span></text:p>
        </text:list-item>
        <text:list-item>
          <text:p text:style-name="P2">Which one of the following drugs is extracted from the bark of a cinchona tree? <text:span text:style-name="T1">Quinine</text:span></text:p>
        </text:list-item>
        <text:list-item>
          <text:p text:style-name="P2">Herbal medicines are extracted from <text:span text:style-name="T1">plants</text:span></text:p>
        </text:list-item>
        <text:list-item>
          <text:p text:style-name="P2">In food chains green plants are considered as <text:span text:style-name="T1">producers</text:span></text:p>
        </text:list-item>
        <text:list-item>
          <text:p text:style-name="P2">Which of the following insects is not a crop pests? <text:span text:style-name="T1">Butterflies</text:span></text:p>
        </text:list-item>
        <text:list-item>
          <text:p text:style-name="P2">Plants th<text:span text:style-name="T3">at</text:span> depend on other living <text:span text:style-name="T3">plants for nutrients are known as </text:span><text:span text:style-name="T2">parasitic plants</text:span></text:p>
        </text:list-item>
        <text:list-item>
          <text:p text:style-name="P3">Scavengers are animals that feed on <text:span text:style-name="T1">leftovers</text:span></text:p>
        </text:list-item>
        <text:list-item>
          <text:p text:style-name="P4"><text:span text:style-name="T8">Which of the following pests is also known as a boring insect?</text:span><text:span text:style-name="T6"> </text:span><text:span text:style-name="T7">Cutwor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 officeooo:rsid="0018b9d7" officeooo:paragraph-rsid="0018b9d7" style:font-style-asian="italic" style:font-weight-asian="bold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 PG 38(1-1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7:12:46.413599614</meta:creation-date>
    <dc:date>2020-04-27T17:31:30.582423707</dc:date>
    <meta:editing-duration>PT5M34S</meta:editing-duration>
    <meta:editing-cycles>1</meta:editing-cycles>
    <meta:document-statistic meta:table-count="0" meta:image-count="0" meta:object-count="0" meta:page-count="1" meta:paragraph-count="16" meta:word-count="189" meta:character-count="1048" meta:non-whitespace-character-count="890"/>
    <meta:generator>LibreOffice/6.0.7.3$Linux_X86_64 LibreOffice_project/00m0$Build-3</meta:generator>
  </office:meta>
</office:document-meta>
</file>